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q" svg:font-family="Seq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18cm" fo:min-width="12.416cm" loext:decorative="false"/>
    </style:style>
    <style:style style:name="gr2" style:family="graphic" style:parent-style-name="standard">
      <style:graphic-properties svg:stroke-color="#dddddd" draw:fill="gradient" draw:fill-color="#999999" draw:fill-gradient-name="Gradient_20_8" draw:textarea-horizontal-align="justify" draw:textarea-vertical-align="middle" draw:auto-grow-height="false" fo:min-height="10.545cm" fo:min-width="4.79cm" loext:decorative="false"/>
    </style:style>
    <style:style style:name="gr3" style:family="graphic" style:parent-style-name="standard">
      <style:graphic-properties svg:stroke-color="#1c1c1c" draw:fill="gradient" draw:fill-color="#ffffff" draw:fill-gradient-name="Gradient_20_3" draw:textarea-horizontal-align="justify" draw:textarea-vertical-align="middle" draw:auto-grow-height="false" fo:min-height="0.385cm" fo:min-width="12.41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45cm" fo:min-width="6.48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2cm" fo:min-width="6.485cm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9cm" fo:min-width="6.485cm" loext:decorative="fals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323cm" fo:min-width="0.708cm" draw:shadow="visible" draw:shadow-offset-x="0.071cm" draw:shadow-offset-y="0.071cm" loext:shadow-blur="0.141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gradient" draw:fill-color="#999999" draw:fill-gradient-name="Gradient_20_8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_20_3"/>
      <style:paragraph-properties fo:text-align="center"/>
      <style:text-properties style:font-name="Segoe UI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style:font-name="Segoe UI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Segoe UI"/>
    </style:style>
    <style:style style:name="P8" style:family="paragraph">
      <loext:graphic-properties draw:fill-color="#eeeeee"/>
      <style:paragraph-properties fo:text-align="center"/>
      <style:text-properties style:font-name="Segoe UI" fo:font-size="12pt" style:font-size-asian="12pt" style:font-size-complex="12pt"/>
    </style:style>
    <style:style style:name="P9" style:family="paragraph">
      <loext:graphic-properties draw:fill-color="#ffffff"/>
    </style:style>
    <style:style style:name="T1" style:family="text">
      <style:text-properties style:font-name="Segoe UI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916cm" svg:height="11.43cm" svg:x="5.71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9cm" svg:height="10.795cm" svg:x="5.71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916cm" svg:height="0.635cm" svg:x="5.715cm" svg:y="1.905cm">
          <text:p text:style-name="P3"><text:span text:style-name="T1">Strong’s Reference - H9999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61cm" svg:height="0.721cm" svg:x="9.923cm" svg:y="2.89cm">
          <draw:text-box>
            <text:p><text:span text:style-name="T2">ID :</text:span></text:p>
          </draw:text-box>
        </draw:frame>
        <draw:frame draw:style-name="gr4" draw:text-style-name="P5" draw:layer="layout" svg:width="3.156cm" svg:height="0.721cm" svg:x="7.807cm" svg:y="3.51cm">
          <draw:text-box>
            <text:p><text:span text:style-name="T2">LEXICAL FORM :</text:span></text:p>
          </draw:text-box>
        </draw:frame>
        <draw:frame draw:style-name="gr4" draw:text-style-name="P5" draw:layer="layout" svg:width="4.748cm" svg:height="0.721cm" svg:x="6.216cm" svg:y="4.31cm">
          <draw:text-box>
            <text:p><text:span text:style-name="T2">TRANSLITERATED FORM :</text:span></text:p>
          </draw:text-box>
        </draw:frame>
        <draw:frame draw:style-name="gr4" draw:text-style-name="P5" draw:layer="layout" svg:width="3.487cm" svg:height="0.721cm" svg:x="7.476cm" svg:y="4.972cm">
          <draw:text-box>
            <text:p><text:span text:style-name="T2">PART OF SPEECH :</text:span></text:p>
          </draw:text-box>
        </draw:frame>
        <draw:frame draw:style-name="gr4" draw:text-style-name="P5" draw:layer="layout" svg:width="4.147cm" svg:height="0.721cm" svg:x="6.837cm" svg:y="5.714cm">
          <draw:text-box>
            <text:p><text:span text:style-name="T2">PHONETIC SPELLING :</text:span></text:p>
          </draw:text-box>
        </draw:frame>
        <draw:frame draw:style-name="gr4" draw:text-style-name="P5" draw:layer="layout" svg:width="2.682cm" svg:height="0.721cm" svg:x="8.281cm" svg:y="6.474cm">
          <draw:text-box>
            <text:p><text:span text:style-name="T2">DEFINITION :</text:span></text:p>
          </draw:text-box>
        </draw:frame>
        <draw:frame draw:style-name="gr4" draw:text-style-name="P5" draw:layer="layout" svg:width="1.937cm" svg:height="0.721cm" svg:x="9.047cm" svg:y="7.095cm">
          <draw:text-box>
            <text:p><text:span text:style-name="T2">ORIGIN :</text:span></text:p>
          </draw:text-box>
        </draw:frame>
        <draw:frame draw:style-name="gr4" draw:text-style-name="P5" draw:layer="layout" svg:width="1.827cm" svg:height="0.721cm" svg:x="9.136cm" svg:y="8.976cm">
          <draw:text-box>
            <text:p><text:span text:style-name="T2">USAGE :</text:span></text:p>
          </draw:text-box>
        </draw:frame>
        <draw:custom-shape draw:style-name="gr5" draw:text-style-name="P6" draw:layer="layout" svg:width="6.985cm" svg:height="0.495cm" svg:x="11.43cm" svg:y="3.0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3.7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85cm" svg:height="1.67cm" svg:x="11.43cm" svg:y="7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4.4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5.2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5.9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985cm" svg:height="0.495cm" svg:x="11.43cm" svg:y="6.6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85cm" svg:height="2.84cm" svg:x="11.43cm" svg:y="9.2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635cm" svg:x="15.875cm" svg:y="12.39cm">
          <text:p text:style-name="P7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q" svg:font-family="Seq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666666" draw:end-color="#dddddd" draw:start-intensity="100%" draw:end-intensity="100%" draw:angle="0deg" draw:border="0%">
      <loext:gradient-stop svg:offset="0" loext:color-type="rgb" loext:color-value="#666666"/>
      <loext:gradient-stop svg:offset="1" loext:color-type="rgb" loext:color-value="#dddddd"/>
    </draw:gradient>
    <draw:gradient draw:name="Gradient_20_8" draw:display-name="Gradient 8" draw:style="linear" draw:start-color="#dddddd" draw:end-color="#808080" draw:start-intensity="100%" draw:end-intensity="100%" draw:angle="30deg" draw:border="0%">
      <loext:gradient-stop svg:offset="0" loext:color-type="rgb" loext:color-value="#dddddd"/>
      <loext:gradient-stop svg:offset="1" loext:color-type="rgb" loext:color-value="#80808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17:03:49.335000000</meta:creation-date>
    <dc:title>My Empty</dc:title>
    <meta:editing-duration>PT12H28M58S</meta:editing-duration>
    <meta:editing-cycles>7</meta:editing-cycles>
    <meta:generator>LibreOffice/7.6.2.1$Windows_X86_64 LibreOffice_project/56f7684011345957bbf33a7ee678afaf4d2ba333</meta:generator>
    <dc:date>2023-11-28T05:32:49.291000000</dc:date>
    <meta:document-statistic meta:object-count="43"/>
  </office:meta>
</office:document-meta>
</file>